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roup agreement</text:h>
      <text:p text:style-name="P1"/>
      <text:p text:style-name="P2">As I work alone, there is no group-specific input to this contract. I intend to work towards the best possible grade, within a reasonable amount of time. </text:p>
      <text:p text:style-name="P2">I plan to work mostly during the lab sessions and use them to share and discuss my findings with other groups there.</text:p>
      <text:p text:style-name="P2"/>
      <text:p text:style-name="P2">/Kim Rostgaard Christensen (s08428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6T16:29:08</meta:creation-date>
    <meta:document-statistic meta:table-count="0" meta:image-count="0" meta:object-count="0" meta:page-count="1" meta:paragraph-count="4" meta:word-count="55" meta:character-count="321"/>
    <dc:date>2010-09-26T16:37:02</dc:date>
    <meta:editing-duration>PT00H07M56S</meta:editing-duration>
    <meta:editing-cycles>1</meta:editing-cycles>
    <meta:generator>OpenOffice.org/3.2$Linux OpenOffice.org_project/320m12$Build-9483</meta:generator>
  </office:meta>
</office:document-meta>
</file>